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64cm"/>
    </style:style>
    <style:style style:name="co4" style:family="table-column">
      <style:table-column-properties fo:break-before="auto" style:column-width="13.125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88cm solid #000001"/>
      <style:paragraph-properties fo:text-align="center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35cm solid #000001"/>
      <style:paragraph-properties fo:text-align="center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ext-properties style:font-name="Arial1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88cm solid #000001"/>
      <style:paragraph-properties fo:text-align="center" fo:margin-left="0cm"/>
      <style:text-properties style:use-window-font-color="true" style:text-outline="false" style:text-line-through-styl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88cm solid #000001"/>
      <style:paragraph-properties fo:text-align="center" fo:margin-left="0cm"/>
      <style:text-properties style:font-name="Arial1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88cm solid #000001"/>
      <style:paragraph-properties fo:text-align="center" fo:margin-left="0cm"/>
      <style:text-properties fo:color="#000000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en" style:country-asian="US" style:font-style-asian="normal" style:font-weight-asian="normal" style:font-name-complex="Segoe UI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88cm solid #000000"/>
      <style:paragraph-properties fo:text-align="center" fo:margin-left="0cm"/>
      <style:text-properties style:font-name="Arial1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88cm solid #000000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4" table:default-cell-style-name="ce5"/>
        <table:table-column table:style-name="co3" table:number-columns-repeated="1022" table:default-cell-style-name="Default"/>
        <table:table-row table:style-name="ro2">
          <table:table-cell table:style-name="ce1" office:value-type="string">
            <text:p>Ref</text:p>
          </table:table-cell>
          <table:table-cell table:style-name="ce6" office:value-type="string">
            <text:p>Tarefa</text:p>
          </table:table-cell>
          <table:table-cell table:style-name="ce1" office:value-type="string">
            <text:p>Duración</text:p>
          </table:table-cell>
          <table:table-cell table:style-name="ce1" office:value-type="string">
            <text:p>T. Anterior</text:p>
          </table:table-cell>
          <table:table-cell table:style-name="ce1" office:value-type="string">
            <text:p>T. Posterior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6" office:value-type="string">
            <text:p>analisis de requerimientos de la aplicacion</text:p>
          </table:table-cell>
          <table:table-cell table:style-name="ce10" office:value-type="float" office:value="80">
            <text:p>80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5" table:number-columns-repeated="1019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string">
            <text:p>diseño de la bd</text:p>
          </table:table-cell>
          <table:table-cell table:style-name="ce10" office:value-type="float" office:value="60">
            <text:p>6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5" table:number-columns-repeated="1019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6" office:value-type="string">
            <text:p>Diseño do entorno gráfico </text:p>
          </table:table-cell>
          <table:table-cell table:style-name="ce11" office:value-type="float" office:value="60">
            <text:p>60</text:p>
          </table:table-cell>
          <table:table-cell table:style-name="ce11" table:number-columns-repeated="2"/>
          <table:table-cell table:style-name="ce5" table:number-columns-repeated="1019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8" office:value-type="string">
            <text:p>desarollo de estructura general de la bd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5" table:number-columns-repeated="1019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6" office:value-type="string">
            <text:p>dsearollo de aplicacion web con nodejs parte modelos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5" table:number-columns-repeated="1019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9" office:value-type="string">
            <text:p>dsearollo de aplicacion web con nodejs parte controladores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5" table:number-columns-repeated="1019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6" office:value-type="string">
            <text:p>Pruevas de funcionalidad generica(usuarios,loguin etc)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7">
            <text:p>7</text:p>
          </table:table-cell>
          <table:table-cell table:style-name="ce5" table:number-columns-repeated="1019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6" office:value-type="string">
            <text:p>Confección entorno gráfico(html) parte vistas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9">
            <text:p>9</text:p>
          </table:table-cell>
          <table:table-cell table:style-name="ce5" table:number-columns-repeated="1019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6" office:value-type="string">
            <text:p>Confección entorno gráfico(html) parte plantillas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9">
            <text:p>9</text:p>
          </table:table-cell>
          <table:table-cell table:style-name="ce5" table:number-columns-repeated="1019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8" office:value-type="string">
            <text:p>desarrollo de la api cliente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10">
            <text:p>10</text:p>
          </table:table-cell>
          <table:table-cell table:style-name="ce5" table:number-columns-repeated="1019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8" office:value-type="string">
            <text:p>desarrollo de la base de datos parte cliente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11">
            <text:p>11</text:p>
          </table:table-cell>
          <table:table-cell table:style-name="ce5" table:number-columns-repeated="1019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8" office:value-type="string">
            <text:p>Pruevas de funcionalidad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2">
            <text:p>12</text:p>
          </table:table-cell>
          <table:table-cell table:style-name="ce5" table:number-columns-repeated="1019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8" office:value-type="string">
            <text:p>pruevas integracion con entorno grafico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3">
            <text:p>13</text:p>
          </table:table-cell>
          <table:table-cell table:style-name="ce5" table:number-columns-repeated="1019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8" office:value-type="string">
            <text:p>dsarollo de la api servidor</text:p>
          </table:table-cell>
          <table:table-cell table:style-name="ce10" office:value-type="float" office:value="80">
            <text:p>80</text:p>
          </table:table-cell>
          <table:table-cell table:style-name="ce10" table:number-columns-repeated="2"/>
          <table:table-cell table:style-name="ce5" table:number-columns-repeated="1019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8" office:value-type="string">
            <text:p>desarrollo de la base de datos parte servidor</text:p>
          </table:table-cell>
          <table:table-cell table:style-name="ce10" office:value-type="float" office:value="80">
            <text:p>80</text:p>
          </table:table-cell>
          <table:table-cell table:style-name="ce10" table:number-columns-repeated="2"/>
          <table:table-cell table:style-name="ce5" table:number-columns-repeated="1019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8" office:value-type="string">
            <text:p>desarrollo del sistema de monitoreo a distancia</text:p>
          </table:table-cell>
          <table:table-cell table:style-name="ce10" office:value-type="float" office:value="80">
            <text:p>80</text:p>
          </table:table-cell>
          <table:table-cell table:style-name="ce10" table:number-columns-repeated="2"/>
          <table:table-cell table:style-name="ce5" table:number-columns-repeated="1019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8" office:value-type="string">
            <text:p>desarrollo del sistema de copias de seguridad programadas</text:p>
          </table:table-cell>
          <table:table-cell table:style-name="ce10" office:value-type="float" office:value="80">
            <text:p>80</text:p>
          </table:table-cell>
          <table:table-cell table:style-name="ce10" table:number-columns-repeated="2"/>
          <table:table-cell table:style-name="ce5" table:number-columns-repeated="1019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8" office:value-type="string">
            <text:p>Implementación de pasarela de pago a <text:s/>través de web.</text:p>
          </table:table-cell>
          <table:table-cell table:style-name="ce10" office:value-type="float" office:value="40">
            <text:p>40</text:p>
          </table:table-cell>
          <table:table-cell table:style-name="ce10" table:number-columns-repeated="2"/>
          <table:table-cell table:style-name="ce5" table:number-columns-repeated="1019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8" office:value-type="string">
            <text:p>pruebas de integracion del conjunto de apis</text:p>
          </table:table-cell>
          <table:table-cell table:style-name="ce10" office:value-type="float" office:value="40">
            <text:p>40</text:p>
          </table:table-cell>
          <table:table-cell table:style-name="ce10" table:number-columns-repeated="2"/>
          <table:table-cell table:style-name="ce5" table:number-columns-repeated="1019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8" office:value-type="string">
            <text:p>instalacion en rasberypi</text:p>
          </table:table-cell>
          <table:table-cell table:style-name="ce10" office:value-type="float" office:value="40">
            <text:p>40</text:p>
          </table:table-cell>
          <table:table-cell table:style-name="ce10" table:number-columns-repeated="2"/>
          <table:table-cell table:style-name="ce5" table:number-columns-repeated="1019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8" office:value-type="string">
            <text:p>pruevas de carga y monitorizacion</text:p>
          </table:table-cell>
          <table:table-cell table:style-name="ce10" office:value-type="float" office:value="80">
            <text:p>80</text:p>
          </table:table-cell>
          <table:table-cell table:style-name="ce10" table:number-columns-repeated="2"/>
          <table:table-cell table:style-name="ce5" table:number-columns-repeated="1019"/>
        </table:table-row>
        <table:table-row table:style-name="ro2">
          <table:table-cell table:style-name="ce5"/>
          <table:table-cell/>
          <table:table-cell table:style-name="ce5" table:number-columns-repeated="1022"/>
        </table:table-row>
        <table:table-row table:style-name="ro3" table:number-rows-repeated="2">
          <table:table-cell/>
          <table:table-cell table:style-name="Default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total horas</text:p>
          </table:table-cell>
          <table:table-cell table:formula="of:=SUM([.C3:.C26])" office:value-type="float" office:value="1440">
            <text:p>1440</text:p>
          </table:table-cell>
          <table:table-cell table:formula="of:=[.C28]/160" office:value-type="float" office:value="9">
            <text:p>9</text:p>
          </table:table-cell>
          <table:table-cell office:value-type="string">
            <text:p>mese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float" office:value="160">
            <text:p>160</text:p>
          </table:table-cell>
          <table:table-cell office:value-type="string">
            <text:p>mes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Análisis y selección de especificaciones.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sep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Análisis de procesos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sep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Definición de especificaciones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sep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Diseño de proceso mediante tecnología Workflow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sep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diseño de la bd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string">
            <text:p>sep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Diseño do entorno gráfico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string">
            <text:p>sep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desarollo de estructura general de la bd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string">
            <text:p>oct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>
            <text:p>dsearollo de aplicacion web con nodejs parte modelos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string">
            <text:p>oct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>
            <text:p>dsearollo de aplicacion web con nodejs parte controladores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string">
            <text:p>nov</text:p>
          </table:table-cell>
          <table:table-cell table:number-columns-repeated="1019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S PGothic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3">13/12/2019</text:date>, <text:time>01:39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21:14:09.94</meta:creation-date>
    <dc:date>2019-12-13T01:39:12.18</dc:date>
    <meta:editing-duration>P2DT5H10M54S</meta:editing-duration>
    <meta:editing-cycles>7</meta:editing-cycles>
    <meta:generator>OpenOffice/4.1.6$Win32 OpenOffice.org_project/416m1$Build-9790</meta:generator>
    <meta:document-statistic meta:table-count="3" meta:cell-count="133" meta:object-count="0"/>
  </office:meta>
</office:document-meta>
</file>